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97a" officeooo:paragraph-rsid="001e097a"/>
    </style:style>
    <style:style style:name="P2" style:family="paragraph" style:parent-style-name="Standard">
      <style:text-properties officeooo:rsid="001e097a" officeooo:paragraph-rsid="0025cf43"/>
    </style:style>
    <style:style style:name="P3" style:family="paragraph" style:parent-style-name="Standard">
      <style:text-properties officeooo:rsid="001eb6ce" officeooo:paragraph-rsid="001eb6ce"/>
    </style:style>
    <style:style style:name="P4" style:family="paragraph" style:parent-style-name="Standard">
      <style:text-properties fo:color="#ffffa6" loext:opacity="100%" officeooo:rsid="001e097a" officeooo:paragraph-rsid="0025cf43" fo:background-color="#1e6a39"/>
    </style:style>
    <style:style style:name="P5" style:family="paragraph" style:parent-style-name="Standard">
      <style:text-properties fo:color="#ffffa6" loext:opacity="100%" officeooo:paragraph-rsid="001e097a" fo:background-color="#1e6a39"/>
    </style:style>
    <style:style style:name="P6" style:family="paragraph" style:parent-style-name="Standard">
      <style:text-properties fo:color="#ffffa6" loext:opacity="100%" officeooo:paragraph-rsid="001eb6ce" fo:background-color="#1e6a39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3eb5b" style:text-blinking="false" fo:background-color="transparent"/>
    </style:style>
    <style:style style:name="P8" style:family="paragraph" style:parent-style-name="Text_20_body">
      <style:text-properties fo:font-variant="normal" fo:text-transform="none" fo:color="#ffffa6" loext:opacity="100%" style:text-line-through-style="none" style:text-line-through-type="none" style:font-name="Arial" fo:font-size="11pt" fo:font-style="normal" style:text-underline-style="none" fo:font-weight="normal" officeooo:rsid="001ffee3" officeooo:paragraph-rsid="001ffee3" style:text-blinking="false" fo:background-color="#1e6a39"/>
    </style:style>
    <style:style style:name="P9" style:family="paragraph" style:parent-style-name="Text_20_body">
      <style:text-properties fo:font-variant="normal" fo:text-transform="none" fo:color="#ffffa6" loext:opacity="100%" style:text-line-through-style="none" style:text-line-through-type="none" style:font-name="Arial" fo:font-size="11pt" fo:font-style="normal" style:text-underline-style="none" fo:font-weight="normal" officeooo:paragraph-rsid="0023eb5b" style:text-blinking="false" fo:background-color="#1e6a39"/>
    </style:style>
    <style:style style:name="P10" style:family="paragraph" style:parent-style-name="Text_20_body">
      <style:text-properties officeooo:rsid="001eb6ce" officeooo:paragraph-rsid="001eb6ce"/>
    </style:style>
    <style:style style:name="P11" style:family="paragraph" style:parent-style-name="Text_20_body">
      <style:text-properties officeooo:rsid="001ffee3" officeooo:paragraph-rsid="001ffee3"/>
    </style:style>
    <style:style style:name="P12" style:family="paragraph" style:parent-style-name="Text_20_body">
      <style:text-properties fo:color="#ffffa6" loext:opacity="100%" officeooo:paragraph-rsid="001eb6ce" fo:background-color="#1e6a39"/>
    </style:style>
    <style:style style:name="P13" style:family="paragraph" style:parent-style-name="Text_20_body">
      <style:text-properties fo:color="#ffffa6" loext:opacity="100%" officeooo:paragraph-rsid="001ffee3" fo:background-color="#1e6a39"/>
    </style:style>
    <style:style style:name="T1" style:family="text">
      <style:text-properties officeooo:rsid="001e097a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eb6c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fee3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5cf43" style:text-blinking="false" fo:background-color="transparent" loext:char-shading-value="0"/>
    </style:style>
    <style:style style:name="T6" style:family="text">
      <style:text-properties fo:font-variant="normal" fo:text-transform="none" fo:color="#bbe33d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2a6099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/>
    </style:style>
    <style:style style:name="T9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25cf43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eb6ce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ffee3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25cf43" style:text-blinking="false"/>
    </style:style>
    <style:style style:name="T14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eb6ce" style:text-blinking="false"/>
    </style:style>
    <style:style style:name="T15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ffee3" style:text-blinking="false"/>
    </style:style>
    <style:style style:name="T16" style:family="text">
      <style:text-properties fo:font-variant="normal" fo:text-transform="none" fo:color="#ffffa6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7" style:family="text">
      <style:text-properties fo:font-variant="normal" fo:text-transform="none" fo:color="#ffffa6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ffffa6" loext:opacity="100%" style:text-line-through-style="none" style:text-line-through-type="none" style:font-name="Arial" fo:font-size="11pt" fo:font-style="normal" style:text-underline-style="none" fo:font-weight="normal" style:text-blinking="false" fo:background-color="#1e6a39" loext:char-shading-value="0"/>
    </style:style>
    <style:style style:name="T19" style:family="text">
      <style:text-properties fo:font-variant="normal" fo:text-transform="none" fo:color="#ffffa6" loext:opacity="100%" style:text-line-through-style="none" style:text-line-through-type="none" style:font-name="Arial" fo:font-size="11pt" fo:font-style="normal" style:text-underline-style="none" fo:font-weight="normal" style:text-blinking="false" fo:background-color="#1e6a39" loext:char-shading-value="0"/>
    </style:style>
    <style:style style:name="T20" style:family="text">
      <style:text-properties fo:font-variant="normal" fo:text-transform="none" fo:color="#ffffa6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T21" style:family="text">
      <style:text-properties officeooo:rsid="001eb6ce"/>
    </style:style>
    <style:style style:name="T22" style:family="text">
      <style:text-properties fo:font-weight="normal"/>
    </style:style>
    <style:style style:name="T23" style:family="text">
      <style:text-properties officeooo:rsid="0023eb5b"/>
    </style:style>
    <style:style style:name="T24" style:family="text">
      <style:text-properties officeooo:rsid="001ffee3"/>
    </style:style>
    <style:style style:name="T25" style:family="text">
      <style:text-properties officeooo:rsid="0024c788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28">MONGODB</text:span></text:p>
      <text:p text:style-name="P1"/>
      <text:p text:style-name="P1"/>
      <text:p text:style-name="P1">FSD60&gt; db.createCollection('Product')</text:p>
      <text:p text:style-name="P1">{ ok: 1 }</text:p>
      <text:p text:style-name="P1">FSD60&gt; show collections</text:p>
      <text:p text:style-name="P1">Product</text:p>
      <text:p text:style-name="P1">FSD60&gt; db.Product.insertMany([</text:p>
      <text:p text:style-name="P1">... <text:s text:c="4"/>{</text:p>
      <text:p text:style-name="P1">... <text:s text:c="8"/>"id": "1",</text:p>
      <text:p text:style-name="P1">... <text:s text:c="8"/>"product_name": "Intelligent Fresh Chips",</text:p>
      <text:p text:style-name="P1">... <text:s text:c="8"/>"product_price": 655.00,</text:p>
      <text:p text:style-name="P1">... <text:s text:c="8"/>"product_material": "Concrete",</text:p>
      <text:p text:style-name="P1">... <text:s text:c="8"/>"product_color": "mint green"</text:p>
      <text:p text:style-name="P1">... <text:s text:c="4"/>},</text:p>
      <text:p text:style-name="P1">... <text:s text:c="4"/>{</text:p>
      <text:p text:style-name="P1">... <text:s text:c="8"/>"id": "2",</text:p>
      <text:p text:style-name="P1">... <text:s text:c="8"/>"product_name": "Practical Fresh Sausages",</text:p>
      <text:p text:style-name="P1">... <text:s text:c="8"/>"product_price": 911.0,</text:p>
      <text:p text:style-name="P1">... <text:s text:c="8"/>"product_material": "Cotton",</text:p>
      <text:p text:style-name="P1">... <text:s text:c="8"/>"product_color": "indigo"</text:p>
      <text:p text:style-name="P1">... <text:s text:c="4"/>},</text:p>
      <text:p text:style-name="P1">... <text:s text:c="4"/>{</text:p>
      <text:p text:style-name="P1">... <text:s text:c="8"/>"id": "3",</text:p>
      <text:p text:style-name="P1">... <text:s text:c="8"/>"product_name": "Refined Steel Car",</text:p>
      <text:p text:style-name="P1">... <text:s text:c="8"/>"product_price": 690.00,</text:p>
      <text:p text:style-name="P1">... <text:s text:c="8"/>"product_material": "Rubber",</text:p>
      <text:p text:style-name="P1">... <text:s text:c="8"/>"product_color": "gold"</text:p>
      <text:p text:style-name="P1">... <text:s text:c="4"/>},</text:p>
      <text:p text:style-name="P1">... <text:s text:c="4"/>{</text:p>
      <text:p text:style-name="P1">... <text:s text:c="8"/>"id": "4",</text:p>
      <text:p text:style-name="P1">... <text:s text:c="8"/>"product_name": "Gorgeous Plastic Pants",</text:p>
      <text:p text:style-name="P1">... <text:s text:c="8"/>"product_price": 492.00,</text:p>
      <text:p text:style-name="P1">... <text:s text:c="8"/>"product_material": "Soft",</text:p>
      <text:p text:style-name="P1">... <text:s text:c="8"/>"product_color": "plum"</text:p>
      <text:p text:style-name="P1">... <text:s text:c="4"/>},</text:p>
      <text:p text:style-name="P1">... <text:s text:c="4"/>{</text:p>
      <text:p text:style-name="P1">... <text:s text:c="8"/>"id": "5",</text:p>
      <text:p text:style-name="P1">... <text:s text:c="8"/>"product_name": "Sleek Cotton Chair",</text:p>
      <text:p text:style-name="P1">... <text:s text:c="8"/>"product_price": 33.00,</text:p>
      <text:p text:style-name="P1">... <text:s text:c="8"/>"product_material": "Fresh",</text:p>
      <text:p text:style-name="P1">... <text:s text:c="8"/>"product_color": "black"</text:p>
      <text:p text:style-name="P1">... <text:s text:c="4"/>},</text:p>
      <text:p text:style-name="P1">... <text:s text:c="4"/>{</text:p>
      <text:p text:style-name="P1">... <text:s text:c="8"/>"id": "6",</text:p>
      <text:p text:style-name="P1">... <text:s text:c="8"/>"product_name": "Awesome Wooden Towels",</text:p>
      <text:p text:style-name="P1">... <text:s text:c="8"/>"product_price": 474.00,</text:p>
      <text:p text:style-name="P1">... <text:s text:c="8"/>"product_material": "Plastic",</text:p>
      <text:p text:style-name="P1">... <text:s text:c="8"/>"product_color": "orange"</text:p>
      <text:p text:style-name="P1">... <text:s text:c="4"/>},</text:p>
      <text:p text:style-name="P1">... <text:s text:c="4"/>{</text:p>
      <text:p text:style-name="P1">... <text:s text:c="8"/>"id": "7",</text:p>
      <text:p text:style-name="P1"><text:soft-page-break/>... <text:s text:c="8"/>"product_name": "Practical Soft Shoes",</text:p>
      <text:p text:style-name="P1">... <text:s text:c="8"/>"product_price": 500.00,</text:p>
      <text:p text:style-name="P1">... <text:s text:c="8"/>"product_material": "Rubber",</text:p>
      <text:p text:style-name="P1">... <text:s text:c="8"/>"product_color": "pink"</text:p>
      <text:p text:style-name="P1">... <text:s text:c="4"/>},</text:p>
      <text:p text:style-name="P1">... <text:s text:c="4"/>{</text:p>
      <text:p text:style-name="P1">... <text:s text:c="8"/>"id": "8",</text:p>
      <text:p text:style-name="P1">... <text:s text:c="8"/>"product_name": "Incredible Steel Hat",</text:p>
      <text:p text:style-name="P1">... <text:s text:c="8"/>"product_price": 78.00,</text:p>
      <text:p text:style-name="P1">... <text:s text:c="8"/>"product_material": "Rubber",</text:p>
      <text:p text:style-name="P1">... <text:s text:c="8"/>"product_color": "violet"</text:p>
      <text:p text:style-name="P1">... <text:s text:c="4"/>},</text:p>
      <text:p text:style-name="P1">... <text:s text:c="4"/>{</text:p>
      <text:p text:style-name="P1">... <text:s text:c="8"/>"id": "9",</text:p>
      <text:p text:style-name="P1">... <text:s text:c="8"/>"product_name": "Awesome Wooden Ball",</text:p>
      <text:p text:style-name="P1">... <text:s text:c="8"/>"product_price": 28.00,</text:p>
      <text:p text:style-name="P1">... <text:s text:c="8"/>"product_material": "Soft",</text:p>
      <text:p text:style-name="P1">... <text:s text:c="8"/>"product_color": "azure"</text:p>
      <text:p text:style-name="P1">... <text:s text:c="4"/>},</text:p>
      <text:p text:style-name="P1">... <text:s text:c="4"/>{</text:p>
      <text:p text:style-name="P1">... <text:s text:c="8"/>"id": "10",</text:p>
      <text:p text:style-name="P1">... <text:s text:c="8"/>"product_name": "Generic Wooden Pizza",</text:p>
      <text:p text:style-name="P1">... <text:s text:c="8"/>"product_price": 84.00,</text:p>
      <text:p text:style-name="P1">... <text:s text:c="8"/>"product_material": "Frozen",</text:p>
      <text:p text:style-name="P1">... <text:s text:c="8"/>"product_color": "indigo"</text:p>
      <text:p text:style-name="P1">... <text:s text:c="4"/>},</text:p>
      <text:p text:style-name="P1">... <text:s text:c="4"/>{</text:p>
      <text:p text:style-name="P1">... <text:s text:c="8"/>"id": "11",</text:p>
      <text:p text:style-name="P1">... <text:s text:c="8"/>"product_name": "Unbranded Wooden Cheese",</text:p>
      <text:p text:style-name="P1">... <text:s text:c="8"/>"product_price":26.00,</text:p>
      <text:p text:style-name="P1">... <text:s text:c="8"/>"product_material": "Soft",</text:p>
      <text:p text:style-name="P1">... <text:s text:c="8"/>"product_color": "black"</text:p>
      <text:p text:style-name="P1">... <text:s text:c="4"/>},</text:p>
      <text:p text:style-name="P1">... <text:s text:c="4"/>{</text:p>
      <text:p text:style-name="P1">... <text:s text:c="8"/>"id": "12",</text:p>
      <text:p text:style-name="P1">... <text:s text:c="8"/>"product_name": "Unbranded Plastic Salad",</text:p>
      <text:p text:style-name="P1">... <text:s text:c="8"/>"product_price": 89.00,</text:p>
      <text:p text:style-name="P1">... <text:s text:c="8"/>"product_material": "Wooden",</text:p>
      <text:p text:style-name="P1">... <text:s text:c="8"/>"product_color": "pink"</text:p>
      <text:p text:style-name="P1">... <text:s text:c="4"/>},</text:p>
      <text:p text:style-name="P1">... <text:s text:c="4"/>{</text:p>
      <text:p text:style-name="P1">... <text:s text:c="8"/>"id": "13",</text:p>
      <text:p text:style-name="P1">... <text:s text:c="8"/>"product_name": "Gorgeous Cotton Keyboard",</text:p>
      <text:p text:style-name="P1">... <text:s text:c="8"/>"product_price": 37.00,</text:p>
      <text:p text:style-name="P1">... <text:s text:c="8"/>"product_material": "Concrete",</text:p>
      <text:p text:style-name="P1">... <text:s text:c="8"/>"product_color": "sky blue"</text:p>
      <text:p text:style-name="P1">... <text:s text:c="4"/>},</text:p>
      <text:p text:style-name="P1">... <text:s text:c="4"/>{</text:p>
      <text:p text:style-name="P1">... <text:s text:c="8"/>"id": "14",</text:p>
      <text:p text:style-name="P1">... <text:s text:c="8"/>"product_name": "Incredible Steel Shirt",</text:p>
      <text:p text:style-name="P1">... <text:s text:c="8"/>"product_price": 54.00,</text:p>
      <text:p text:style-name="P1">... <text:s text:c="8"/>"product_material": "Metal",</text:p>
      <text:p text:style-name="P1"><text:soft-page-break/>... <text:s text:c="8"/>"product_color": "white"</text:p>
      <text:p text:style-name="P1">... <text:s text:c="4"/>},</text:p>
      <text:p text:style-name="P1">... <text:s text:c="4"/>{</text:p>
      <text:p text:style-name="P1">... <text:s text:c="8"/>"id": "15",</text:p>
      <text:p text:style-name="P1">... <text:s text:c="8"/>"product_name": "Ergonomic Cotton Hat",</text:p>
      <text:p text:style-name="P1">... <text:s text:c="8"/>"product_price": 43.00,</text:p>
      <text:p text:style-name="P1">... <text:s text:c="8"/>"product_material": "Rubber",</text:p>
      <text:p text:style-name="P1">... <text:s text:c="8"/>"product_color": "mint green"</text:p>
      <text:p text:style-name="P1">... <text:s text:c="4"/>},</text:p>
      <text:p text:style-name="P1">... <text:s text:c="4"/>{</text:p>
      <text:p text:style-name="P1">... <text:s text:c="8"/>"id": "16",</text:p>
      <text:p text:style-name="P1">... <text:s text:c="8"/>"product_name": "Small Soft Chair",</text:p>
      <text:p text:style-name="P1">... <text:s text:c="8"/>"product_price": 47.00,</text:p>
      <text:p text:style-name="P1">... <text:s text:c="8"/>"product_material": "Cotton",</text:p>
      <text:p text:style-name="P1">... <text:s text:c="8"/>"product_color": "teal"</text:p>
      <text:p text:style-name="P1">... <text:s text:c="4"/>},</text:p>
      <text:p text:style-name="P1">... <text:s text:c="4"/>{</text:p>
      <text:p text:style-name="P1">... <text:s text:c="8"/>"id": "17",</text:p>
      <text:p text:style-name="P1">... <text:s text:c="8"/>"product_name": "Incredible Metal Car",</text:p>
      <text:p text:style-name="P1">... <text:s text:c="8"/>"product_price":36.00,</text:p>
      <text:p text:style-name="P1">... <text:s text:c="8"/>"product_material": "Fresh",</text:p>
      <text:p text:style-name="P1">... <text:s text:c="8"/>"product_color": "indigo"</text:p>
      <text:p text:style-name="P1">... <text:s text:c="4"/>},</text:p>
      <text:p text:style-name="P1">... <text:s text:c="4"/>{</text:p>
      <text:p text:style-name="P1">... <text:s text:c="8"/>"id": "18",</text:p>
      <text:p text:style-name="P1">... <text:s text:c="8"/>"product_name": "Licensed Plastic Bacon",</text:p>
      <text:p text:style-name="P1">... <text:s text:c="8"/>"product_price":88.00,</text:p>
      <text:p text:style-name="P1">... <text:s text:c="8"/>"product_material": "Steel",</text:p>
      <text:p text:style-name="P1">... <text:s text:c="8"/>"product_color": "yellow"</text:p>
      <text:p text:style-name="P1">... <text:s text:c="4"/>},</text:p>
      <text:p text:style-name="P1">... <text:s text:c="4"/>{</text:p>
      <text:p text:style-name="P1">... <text:s text:c="8"/>"id": "19",</text:p>
      <text:p text:style-name="P1">... <text:s text:c="8"/>"product_name": "Intelligent Cotton Chips",</text:p>
      <text:p text:style-name="P1">... <text:s text:c="8"/>"product_price": 46.00,</text:p>
      <text:p text:style-name="P1">... <text:s text:c="8"/>"product_material": "Soft",</text:p>
      <text:p text:style-name="P1">... <text:s text:c="8"/>"product_color": "azure"</text:p>
      <text:p text:style-name="P1">... <text:s text:c="4"/>},</text:p>
      <text:p text:style-name="P1">... <text:s text:c="4"/>{</text:p>
      <text:p text:style-name="P1">... <text:s text:c="8"/>"id": "20",</text:p>
      <text:p text:style-name="P1">... <text:s text:c="8"/>"product_name": "Handcrafted Wooden Bacon",</text:p>
      <text:p text:style-name="P1">... <text:s text:c="8"/>"product_price": 36.00,</text:p>
      <text:p text:style-name="P1">... <text:s text:c="8"/>"product_material": "Concrete",</text:p>
      <text:p text:style-name="P1">... <text:s text:c="8"/>"product_color": "lime"</text:p>
      <text:p text:style-name="P1">... <text:s text:c="4"/>},</text:p>
      <text:p text:style-name="P1">... <text:s text:c="4"/>{</text:p>
      <text:p text:style-name="P1">... <text:s text:c="8"/>"id": "21",</text:p>
      <text:p text:style-name="P1">... <text:s text:c="8"/>"product_name": "Unbranded Granite Chicken",</text:p>
      <text:p text:style-name="P1">... <text:s text:c="8"/>"product_price": 90.00,</text:p>
      <text:p text:style-name="P1">... <text:s text:c="8"/>"product_material": "Metal",</text:p>
      <text:p text:style-name="P1">... <text:s text:c="8"/>"product_color": "gold"</text:p>
      <text:p text:style-name="P1">... <text:s text:c="4"/>},</text:p>
      <text:p text:style-name="P1">... <text:s text:c="4"/>{</text:p>
      <text:p text:style-name="P1"><text:soft-page-break/>... <text:s text:c="8"/>"id": "22",</text:p>
      <text:p text:style-name="P1">... <text:s text:c="8"/>"product_name": "Ergonomic Soft Hat",</text:p>
      <text:p text:style-name="P1">... <text:s text:c="8"/>"product_price": 99.00,</text:p>
      <text:p text:style-name="P1">... <text:s text:c="8"/>"product_material": "Rubber",</text:p>
      <text:p text:style-name="P1">... <text:s text:c="8"/>"product_color": "black"</text:p>
      <text:p text:style-name="P1">... <text:s text:c="4"/>},</text:p>
      <text:p text:style-name="P1">... <text:s text:c="4"/>{</text:p>
      <text:p text:style-name="P1">... <text:s text:c="8"/>"id": "23",</text:p>
      <text:p text:style-name="P1">... <text:s text:c="8"/>"product_name": "Intelligent Steel Pizza",</text:p>
      <text:p text:style-name="P1">... <text:s text:c="8"/>"product_price": 95.00,</text:p>
      <text:p text:style-name="P1">... <text:s text:c="8"/>"product_material": "Cotton",</text:p>
      <text:p text:style-name="P1">... <text:s text:c="8"/>"product_color": "azure"</text:p>
      <text:p text:style-name="P1">... <text:s text:c="4"/>},</text:p>
      <text:p text:style-name="P1">... <text:s text:c="4"/>{</text:p>
      <text:p text:style-name="P1">... <text:s text:c="8"/>"id": "24",</text:p>
      <text:p text:style-name="P1">... <text:s text:c="8"/>"product_name": "Tasty Rubber Cheese",</text:p>
      <text:p text:style-name="P1">... <text:s text:c="8"/>"product_price":47.00,</text:p>
      <text:p text:style-name="P1">... <text:s text:c="8"/>"product_material": "Frozen",</text:p>
      <text:p text:style-name="P1">... <text:s text:c="8"/>"product_color": "orchid"</text:p>
      <text:p text:style-name="P1">... <text:s text:c="4"/>},</text:p>
      <text:p text:style-name="P1">... <text:s text:c="4"/>{</text:p>
      <text:p text:style-name="P1">... <text:s text:c="8"/>"id": "25",</text:p>
      <text:p text:style-name="P1">... <text:s text:c="8"/>"product_name": "Licensed Steel Car",</text:p>
      <text:p text:style-name="P1">... <text:s text:c="8"/>"product_price":20.00,</text:p>
      <text:p text:style-name="P1">... <text:s text:c="8"/>"product_material": "Cotton",</text:p>
      <text:p text:style-name="P1">... <text:s text:c="8"/>"product_color": "indigo"</text:p>
      <text:p text:style-name="P1">... <text:s text:c="4"/>}</text:p>
      <text:p text:style-name="P1">... ])</text:p>
      <text:p text:style-name="P1">{</text:p>
      <text:p text:style-name="P1"><text:s text:c="2"/>acknowledged: true,</text:p>
      <text:p text:style-name="P1"><text:s text:c="2"/>insertedIds: {</text:p>
      <text:p text:style-name="P1"><text:s text:c="4"/>'0': ObjectId('66ac85c2977ba2d5d1838726'),</text:p>
      <text:p text:style-name="P1"><text:s text:c="4"/>'1': ObjectId('66ac85c2977ba2d5d1838727'),</text:p>
      <text:p text:style-name="P1"><text:s text:c="4"/>'2': ObjectId('66ac85c2977ba2d5d1838728'),</text:p>
      <text:p text:style-name="P1"><text:s text:c="4"/>'3': ObjectId('66ac85c2977ba2d5d1838729'),</text:p>
      <text:p text:style-name="P1"><text:s text:c="4"/>'4': ObjectId('66ac85c2977ba2d5d183872a'),</text:p>
      <text:p text:style-name="P1"><text:s text:c="4"/>'5': ObjectId('66ac85c2977ba2d5d183872b'),</text:p>
      <text:p text:style-name="P1"><text:s text:c="4"/>'6': ObjectId('66ac85c2977ba2d5d183872c'),</text:p>
      <text:p text:style-name="P1"><text:s text:c="4"/>'7': ObjectId('66ac85c2977ba2d5d183872d'),</text:p>
      <text:p text:style-name="P1"><text:s text:c="4"/>'8': ObjectId('66ac85c2977ba2d5d183872e'),</text:p>
      <text:p text:style-name="P1"><text:s text:c="4"/>'9': ObjectId('66ac85c2977ba2d5d183872f'),</text:p>
      <text:p text:style-name="P1"><text:s text:c="4"/>'10': ObjectId('66ac85c2977ba2d5d1838730'),</text:p>
      <text:p text:style-name="P1"><text:s text:c="4"/>'11': ObjectId('66ac85c2977ba2d5d1838731'),</text:p>
      <text:p text:style-name="P1"><text:s text:c="4"/>'12': ObjectId('66ac85c2977ba2d5d1838732'),</text:p>
      <text:p text:style-name="P1"><text:s text:c="4"/>'13': ObjectId('66ac85c2977ba2d5d1838733'),</text:p>
      <text:p text:style-name="P1"><text:s text:c="4"/>'14': ObjectId('66ac85c2977ba2d5d1838734'),</text:p>
      <text:p text:style-name="P1"><text:s text:c="4"/>'15': ObjectId('66ac85c2977ba2d5d1838735'),</text:p>
      <text:p text:style-name="P1"><text:s text:c="4"/>'16': ObjectId('66ac85c2977ba2d5d1838736'),</text:p>
      <text:p text:style-name="P1"><text:s text:c="4"/>'17': ObjectId('66ac85c2977ba2d5d1838737'),</text:p>
      <text:p text:style-name="P1"><text:s text:c="4"/>'18': ObjectId('66ac85c2977ba2d5d1838738'),</text:p>
      <text:p text:style-name="P1"><text:s text:c="4"/>'19': ObjectId('66ac85c2977ba2d5d1838739'),</text:p>
      <text:p text:style-name="P1"><text:s text:c="4"/>'20': ObjectId('66ac85c2977ba2d5d183873a'),</text:p>
      <text:p text:style-name="P1"><text:soft-page-break/><text:s text:c="4"/>'21': ObjectId('66ac85c2977ba2d5d183873b'),</text:p>
      <text:p text:style-name="P1"><text:s text:c="4"/>'22': ObjectId('66ac85c2977ba2d5d183873c'),</text:p>
      <text:p text:style-name="P1"><text:s text:c="4"/>'23': ObjectId('66ac85c2977ba2d5d183873d'),</text:p>
      <text:p text:style-name="P1"><text:s text:c="4"/>'24': ObjectId('66ac85c2977ba2d5d183873e')</text:p>
      <text:p text:style-name="P1"><text:s text:c="2"/>}</text:p>
      <text:p text:style-name="P2">}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text:bookmark text:name="docs-internal-guid-6c4bbd96-7fff-a5f1-f982-157e7f02698a"/><text:span text:style-name="T13">1.</text:span><text:span text:style-name="T8">Find all the information about each products</text:span></text:p>
      <text:p text:style-name="P1"/>
      <text:p text:style-name="P1"/>
      <text:p text:style-name="P1">FSD60&gt; db.Product.find()</text:p>
      <text:p text:style-name="P1"/>
      <text:p text:style-name="P1"/>
      <text:p text:style-name="P1"/>
      <text:p text:style-name="P1"/>
      <text:p text:style-name="P5"><text:span text:style-name="T1">2.</text:span><text:bookmark text:name="docs-internal-guid-332ef3bf-7fff-4e18-657f-46e554c618e9"/><text:span text:style-name="T8">Find the product price which are between 400 to 800</text:span></text:p>
      <text:p text:style-name="P1"/>
      <text:p text:style-name="P1">FSD60&gt; db.Product.find({product_price:{ $gte: 400, $lte: 800 }},{})</text:p>
      <text:p text:style-name="P1"/>
      <text:p text:style-name="P1"/>
      <text:p text:style-name="P5"><text:span text:style-name="T1">3.</text:span><text:bookmark text:name="docs-internal-guid-11050952-7fff-9e37-23bf-4c50cfac9a36"/><text:span text:style-name="T8">Find the product price which are not between 400 to 600</text:span></text:p>
      <text:p text:style-name="P1"/>
      <text:p text:style-name="P1"><text:s text:c="2"/>FSD60&gt; db.Product.find({$or:[{product_price:{$lt:400}},{product_price:{$gt:600}}]})</text:p>
      <text:p text:style-name="P1"/>
      <text:p text:style-name="P1"/>
      <text:p text:style-name="P6"><text:span text:style-name="T21">4.</text:span><text:bookmark text:name="docs-internal-guid-2437e609-7fff-fb54-8662-ddc03f8cf8be"/><text:span text:style-name="T8">List the four product which are greater than 500 in price </text:span></text:p>
      <text:p text:style-name="P3"/>
      <text:p text:style-name="P10"><text:bookmark text:name="docs-internal-guid-e71c9754-7fff-d273-9f4a-e4a2dfcc3bf7"/><text:span text:style-name="T2">db.Product.find({product_price:{$gte:500}},{})</text:span></text:p>
      <text:p text:style-name="P10"><text:span text:style-name="T2"/></text:p>
      <text:p text:style-name="P12"><text:span text:style-name="T14">5.</text:span><text:bookmark text:name="docs-internal-guid-328dd19c-7fff-071f-658d-b54d08b2669d"/><text:span text:style-name="T8">Find the product name and product material of each products</text:span></text:p>
      <text:p text:style-name="P10"><text:span text:style-name="T2">FSD60&gt; db.Product.find({},{product_name:1,product_material:1})</text:span></text:p>
      <text:p text:style-name="P10"><text:span text:style-name="T2"/></text:p>
      <text:p text:style-name="P13"><text:span text:style-name="T15">6.</text:span><text:bookmark text:name="docs-internal-guid-02ac905b-7fff-db14-5c36-344a8fc2aab7"/><text:span text:style-name="T8">Find the product with a row id of 10</text:span></text:p>
      <text:p text:style-name="P11"><text:span text:style-name="T2">FSD60&gt; db.Product.findOne({id:10})</text:span></text:p>
      <text:p text:style-name="P11"><text:span text:style-name="T2"/></text:p>
      <text:p text:style-name="P8"><text:bookmark text:name="docs-internal-guid-0f436382-7fff-ac40-cc0d-8e29a7f6022f"/><text:span text:style-name="T23">7.</text:span>Find only the product name and product material</text:p>
      <text:p text:style-name="P7"><text:span text:style-name="T24">FSD60&gt; db.Product.find({},{product_name:1,product_material:1})</text:span></text:p>
      <text:p text:style-name="P7"/>
      <text:p text:style-name="P9"><text:span text:style-name="T23">8.</text:span>Find all products which contain the value of soft in product material </text:p>
      <text:p text:style-name="P7">FSD60&gt; db.Product.find({product_material:'Soft'},{})</text:p>
      <text:p text:style-name="P7"/>
      <text:p text:style-name="P7"/>
      <text:p text:style-name="P9"><text:soft-page-break/><text:span text:style-name="T23">9.</text:span>Find products which contain product color indigo  and product price 492.00</text:p>
      <text:p text:style-name="P7">FSD60&gt; db.Product.find({product_color:'indigo',Product_price:492},{})</text:p>
      <text:p text:style-name="P7"/>
      <text:p text:style-name="P9"><text:span text:style-name="T25">10.</text:span>Delete the products which product price value are 28</text:p>
      <text:p text:style-name="Text_20_body"><text:span text:style-name="T22"><text:line-break/></text:span><text:span text:style-name="T4">FSD60&gt; db.Product.deleteMany({product_price:28}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2T12:45:21.446956123</meta:creation-date>
    <dc:date>2024-08-02T14:33:12.189892739</dc:date>
    <meta:editing-duration>PT36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232" meta:word-count="717" meta:character-count="7596" meta:non-whitespace-character-count="5793"/>
  </office:meta>
</office:document-meta>
</file>